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EventsObjectFa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ventsTestExecutionListener.recordApplicationEvent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EventsTestExecutionListener.afterTestMethod( TestContext t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EventsTestExecutionListener.registerListenerAndResolvableDependencyIfNecessary( 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EventsObject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ventsTestExecutionListener.beforeTestMethod( TestContext t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EventsTestExecutionListener.prepareTestInstance( TestContext t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Events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